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/>
    <style:font-face style:name="DejaVu Serif" svg:font-family="'DejaVu Serif'" style:font-family-generic="roman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officeooo:rsid="000a3c32" officeooo:paragraph-rsid="000d1383"/>
    </style:style>
    <style:style style:name="P2" style:family="paragraph" style:parent-style-name="Footer">
      <style:text-properties officeooo:rsid="000d1383" officeooo:paragraph-rsid="000d1383"/>
    </style:style>
    <style:style style:name="P3" style:family="paragraph" style:parent-style-name="Standard">
      <style:paragraph-properties fo:break-before="page"/>
      <style:text-properties officeooo:rsid="000d1383" officeooo:paragraph-rsid="0015cd74"/>
    </style:style>
    <style:style style:name="P4" style:family="paragraph" style:parent-style-name="Header">
      <style:text-properties officeooo:rsid="001205ec" officeooo:paragraph-rsid="00121bad"/>
    </style:style>
    <style:style style:name="P5" style:family="paragraph" style:parent-style-name="Footer">
      <style:text-properties officeooo:rsid="001205ec" officeooo:paragraph-rsid="00121bad"/>
    </style:style>
    <style:style style:name="P6" style:family="paragraph" style:parent-style-name="Standard">
      <style:paragraph-properties fo:break-before="page"/>
      <style:text-properties officeooo:rsid="001205ec" officeooo:paragraph-rsid="0015cd74"/>
    </style:style>
    <style:style style:name="P7" style:family="paragraph" style:parent-style-name="Standard">
      <style:text-properties officeooo:rsid="000b40d0" officeooo:paragraph-rsid="000b40d0"/>
    </style:style>
    <style:style style:name="P8" style:family="paragraph" style:parent-style-name="Standard">
      <style:paragraph-properties fo:break-before="page"/>
      <style:text-properties officeooo:rsid="000b40d0" officeooo:paragraph-rsid="0015cd74"/>
    </style:style>
    <style:style style:name="P9" style:family="paragraph" style:parent-style-name="Standard" style:master-page-name="Custom_20_Page_20_Style">
      <style:paragraph-properties style:page-number="auto"/>
      <style:text-properties officeooo:rsid="000d1383" officeooo:paragraph-rsid="0015cd74"/>
    </style:style>
    <style:style style:name="P10" style:family="paragraph" style:parent-style-name="Footer">
      <style:text-properties officeooo:rsid="000d1383" officeooo:paragraph-rsid="000d1383"/>
    </style:style>
    <style:style style:name="P11" style:family="paragraph" style:parent-style-name="Footer">
      <style:text-properties officeooo:rsid="001205ec" officeooo:paragraph-rsid="00121bad"/>
    </style:style>
    <style:style style:name="P12" style:family="paragraph" style:parent-style-name="Header">
      <style:text-properties officeooo:rsid="000a3c32" officeooo:paragraph-rsid="000a3c32"/>
    </style:style>
    <style:style style:name="P13" style:family="paragraph" style:parent-style-name="Header_20_left">
      <style:text-properties officeooo:rsid="001205ec" officeooo:paragraph-rsid="00121bad"/>
    </style:style>
    <style:style style:name="T1" style:family="text">
      <style:text-properties officeooo:rsid="000d1383"/>
    </style:style>
    <style:style style:name="T2" style:family="text">
      <style:text-properties officeooo:rsid="00121bad"/>
    </style:style>
    <style:style style:name="T3" style:family="text">
      <style:text-properties officeooo:rsid="0015cd7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ara 1<text:span text:style-name="T3"> - Default</text:span></text:p>
      <text:p text:style-name="P8">Para 2<text:span text:style-name="T3"> - Default</text:span></text:p>
      <text:p text:style-name="P8">Para 3<text:span text:style-name="T3"> - Default</text:span></text:p>
      <text:p text:style-name="P9">Para 4<text:span text:style-name="T3"> - Custom</text:span></text:p>
      <text:p text:style-name="P3">Para 5<text:span text:style-name="T3"> - Custom</text:span></text:p>
      <text:p text:style-name="P6">Para 6<text:span text:style-name="T3"> - Custom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/>
    <style:font-face style:name="DejaVu Serif" svg:font-family="'DejaVu Serif'" style:font-family-generic="roman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sl" fo:country="SI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sl" fo:country="SI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DejaVu Serif" fo:font-family="'DejaVu Serif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erif" fo:font-family="'DejaVu Serif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erif" fo:font-family="'DejaVu Serif'" style:font-family-generic="roman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a3c32" officeooo:paragraph-rsid="000d1383"/>
    </style:style>
    <style:style style:name="MP2" style:family="paragraph" style:parent-style-name="Header">
      <style:text-properties officeooo:rsid="000a3c32" officeooo:paragraph-rsid="000a3c32"/>
    </style:style>
    <style:style style:name="MP3" style:family="paragraph" style:parent-style-name="Footer">
      <style:text-properties officeooo:rsid="000d1383" officeooo:paragraph-rsid="000d1383"/>
    </style:style>
    <style:style style:name="MP4" style:family="paragraph" style:parent-style-name="Header">
      <style:text-properties officeooo:rsid="001205ec" officeooo:paragraph-rsid="00121bad"/>
    </style:style>
    <style:style style:name="MP5" style:family="paragraph" style:parent-style-name="Header_20_left">
      <style:text-properties officeooo:rsid="001205ec" officeooo:paragraph-rsid="00121bad"/>
    </style:style>
    <style:style style:name="MP6" style:family="paragraph" style:parent-style-name="Footer">
      <style:text-properties officeooo:rsid="001205ec" officeooo:paragraph-rsid="00121bad"/>
    </style:style>
    <style:style style:name="MT1" style:family="text">
      <style:text-properties officeooo:rsid="000d1383"/>
    </style:style>
    <style:style style:name="MT2" style:family="text">
      <style:text-properties officeooo:rsid="00121bad"/>
    </style:style>
    <style:page-layout style:name="Mpm1">
      <style:page-layout-properties fo:page-width="14.801cm" fo:page-height="10.5cm" style:num-format="1" style:print-orientation="landscape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4.801cm" fo:page-height="10.5cm" style:num-format="1" style:print-orientation="landscape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RIGHT<text:span text:style-name="MT1"> HEADER</text:span></text:p>
      </style:header>
      <style:header-left>
        <text:p text:style-name="MP2">LEFT<text:span text:style-name="MT1"> HEADER</text:span></text:p>
      </style:header-left>
      <style:header-first>
        <text:p text:style-name="MP2">FIRST<text:span text:style-name="MT1"> HEADER</text:span></text:p>
      </style:header-first>
      <style:footer>
        <text:p text:style-name="MP3">RIGHT FOOTER</text:p>
      </style:footer>
      <style:footer-left>
        <text:p text:style-name="MP3">LEFT FOOTER</text:p>
      </style:footer-left>
      <style:footer-first>
        <text:p text:style-name="MP3">FIRST FOOTER</text:p>
      </style:footer-first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Custom_20_Page_20_Style" style:display-name="Custom Page Style" style:page-layout-name="Mpm9" draw:style-name="Mdp1">
      <style:header>
        <text:p text:style-name="MP4">RIGHT HEADER<text:span text:style-name="MT2"> - CUSTOM</text:span></text:p>
      </style:header>
      <style:header-left>
        <text:p text:style-name="MP5">LEFT HEADER<text:span text:style-name="MT2"> - CUSTOM</text:span></text:p>
      </style:header-left>
      <style:header-first>
        <text:p text:style-name="MP5">FIRST HEADER<text:span text:style-name="MT2"> - CUSTOM</text:span></text:p>
      </style:header-first>
      <style:footer>
        <text:p text:style-name="MP6">RIGHT FOOTER<text:span text:style-name="MT2"> - CUSTOM</text:span></text:p>
      </style:footer>
      <style:footer-left>
        <text:p text:style-name="MP6">LEFT FOOTER<text:span text:style-name="MT2"> - CUSTOM</text:span></text:p>
      </style:footer-left>
      <style:footer-first>
        <text:p text:style-name="MP6">FIRST FOOTER<text:span text:style-name="MT2"> - CUSTOM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0T21:32:17.015974357</meta:creation-date>
    <dc:date>2023-10-26T15:31:49.663603798</dc:date>
    <meta:editing-duration>PT11M21S</meta:editing-duration>
    <meta:editing-cycles>7</meta:editing-cycles>
    <meta:generator>LibreOffice/7.6.2.1$Linux_X86_64 LibreOffice_project/60$Build-1</meta:generator>
    <dc:creator>F</dc:creator>
    <meta:document-statistic meta:table-count="0" meta:image-count="0" meta:object-count="0" meta:page-count="6" meta:paragraph-count="18" meta:word-count="60" meta:character-count="287" meta:non-whitespace-character-count="245"/>
  </office:meta>
</office:document-meta>
</file>